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ListboxRenderer.getLabel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Renderer.getFixedHeight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lectManyListboxRenderer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Renderer.encodeEnd( FacesContext faces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lectManyListbox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